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7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style-name="ce1" table:number-columns-spanned="5" table:number-rows-spanned="1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Item</text:p>
          </table:table-cell>
          <table:table-cell table:style-name="ce1" office:value-type="string" calcext:value-type="string" table:number-columns-spanned="1" table:number-rows-spanned="2">
            <text:p>Format</text:p>
          </table:table-cell>
          <table:table-cell table:style-name="ce2" office:value-type="string" calcext:value-type="string">
            <text:p>Size</text:p>
          </table:table-cell>
          <table:table-cell table:style-name="ce1" office:value-type="string" calcext:value-type="string" table:number-columns-spanned="1" table:number-rows-spanned="2">
            <text:p>Required</text:p>
          </table:table-cell>
          <table:table-cell table:style-name="ce2" office:value-type="string" calcext:value-type="string">
            <text:p>St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[bytes]</text:p>
          </table:table-cell>
          <table:covered-table-cell table:style-name="ce2"/>
          <table:table-cell table:style-name="ce2" office:value-type="string" calcext:value-type="string">
            <text:p>[byte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Signature</text:p>
          </table:table-cell>
          <table:table-cell office:value-type="string" calcext:value-type="string">
            <text:p>Char[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 source ID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SUM([.$C$4:.C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ncoding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SUM([.$C$4:.C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d – GUID data 1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$C$4:.C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d – GUID data 2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C$4:.C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d – GUID data 3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C$4:.C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d – GUID data 4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C$4:.C9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 Major</text:p>
          </table:table-cell>
          <table:table-cell office:value-type="string" calcext:value-type="string">
            <text:p>cha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formula="of:=SUM([.$C$4:.C1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 minor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formula="of:=SUM([.$C$4:.C1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tem indentifier</text:p>
          </table:table-cell>
          <table:table-cell office:value-type="string" calcext:value-type="string">
            <text:p>Char[32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table:formula="of:=SUM([.$C$4:.C12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eting Software</text:p>
          </table:table-cell>
          <table:table-cell office:value-type="string" calcext:value-type="string">
            <text:p>Char[32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table:formula="of:=SUM([.$C$4:.C13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creation day of year 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C$4:.C14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creation Year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C$4:.C15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er Size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SUM([.$C$4:.C16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to point Data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formula="of:=SUM([.$C$4:.C1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veriable leangth records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formula="of:=SUM([.$C$4:.C18])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 data format ID (0 – 99 for spec)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formula="of:=SUM([.$C$4:.C19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 data Record leanght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SUM([.$C$4:.C20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point records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formula="of:=SUM([.$C$4:.C21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points by return </text:p>
          </table:table-cell>
          <table:table-cell office:value-type="string" calcext:value-type="string">
            <text:p>Long[5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table:formula="of:=SUM([.$C$4:.C22]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scale factor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3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scale factor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4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scale factor</text:p>
          </table:table-cell>
          <table:table-cell office:value-type="string" calcext:value-type="string">
            <text:p>doub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5]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offset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6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offset 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7])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Z offset </text:p>
          </table:table-cell>
          <table:table-cell office:value-type="string" calcext:value-type="string">
            <text:p>doub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8])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ax X 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29])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in X 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30])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ax Y </text:p>
          </table:table-cell>
          <table:table-cell office:value-type="string" calcext:value-type="string">
            <text:p>doub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31])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in Y 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32]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ax Z </text:p>
          </table:table-cell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33])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in Z </text:p>
          </table:table-cell>
          <table:table-cell office:value-type="string" calcext:value-type="string">
            <text:p>doub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SUM([.$C$4:.C34])" office:value-type="float" office:value="213" calcext:value-type="float">
            <text:p>2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 style:data-style-name="N2" text:time-value="22:41:52.2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8:43:05.189000000</meta:creation-date>
    <dc:date>2020-12-01T00:30:44.536000000</dc:date>
    <meta:editing-duration>PT2H41M32S</meta:editing-duration>
    <meta:editing-cycles>4</meta:editing-cycles>
    <meta:generator>LibreOffice/7.0.0.3$Windows_X86_64 LibreOffice_project/8061b3e9204bef6b321a21033174034a5e2ea88e</meta:generator>
    <meta:document-statistic meta:table-count="1" meta:cell-count="170" meta:object-count="0"/>
  </office:meta>
</office:document-meta>
</file>